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8484"/>
    </style:style>
    <style:style style:name="P2" style:family="paragraph" style:parent-style-name="Standard">
      <style:text-properties officeooo:rsid="00178484" officeooo:paragraph-rsid="00178484"/>
    </style:style>
    <style:style style:name="P3" style:family="paragraph" style:parent-style-name="Standard">
      <style:paragraph-properties fo:text-align="center" style:justify-single-word="false"/>
      <style:text-properties officeooo:rsid="00178484"/>
    </style:style>
    <style:style style:name="P4" style:family="paragraph" style:parent-style-name="Standard">
      <style:paragraph-properties fo:text-align="center" style:justify-single-word="false"/>
      <style:text-properties officeooo:rsid="00178484" officeooo:paragraph-rsid="00178484"/>
    </style:style>
    <style:style style:name="P5" style:family="paragraph" style:parent-style-name="Standard">
      <style:text-properties officeooo:paragraph-rsid="00178484"/>
    </style:style>
    <style:style style:name="P6" style:family="paragraph" style:parent-style-name="Standard">
      <style:text-properties fo:font-weight="bold" officeooo:rsid="00178484" officeooo:paragraph-rsid="00178484" style:font-weight-asian="bold" style:font-weight-complex="bold"/>
    </style:style>
    <style:style style:name="P7" style:family="paragraph" style:parent-style-name="Standard">
      <style:text-properties fo:font-weight="bold" officeooo:rsid="001a83bd" officeooo:paragraph-rsid="001a83bd" style:font-weight-asian="bold" style:font-weight-complex="bold"/>
    </style:style>
    <style:style style:name="P8" style:family="paragraph" style:parent-style-name="Standard">
      <style:text-properties fo:font-weight="bold" officeooo:rsid="001ea213" officeooo:paragraph-rsid="001ea213" style:font-weight-asian="bold" style:font-weight-complex="bold"/>
    </style:style>
    <style:style style:name="P9" style:family="paragraph" style:parent-style-name="Standard">
      <style:text-properties fo:font-weight="bold" officeooo:rsid="001f1f79" officeooo:paragraph-rsid="001f1f79" style:font-weight-asian="bold" style:font-weight-complex="bold"/>
    </style:style>
    <style:style style:name="P10" style:family="paragraph" style:parent-style-name="Standard">
      <style:text-properties fo:font-style="italic" officeooo:rsid="00178484" officeooo:paragraph-rsid="00178484" style:font-style-asian="italic" style:font-style-complex="italic"/>
    </style:style>
    <style:style style:name="P11" style:family="paragraph" style:parent-style-name="Standard">
      <style:text-properties fo:font-style="italic" officeooo:rsid="001a83bd" officeooo:paragraph-rsid="001a83bd" style:font-style-asian="italic" style:font-style-complex="italic"/>
    </style:style>
    <style:style style:name="P12" style:family="paragraph" style:parent-style-name="Standard">
      <style:text-properties fo:font-style="italic" fo:font-weight="normal" officeooo:rsid="001a83bd" officeooo:paragraph-rsid="001ea213" style:font-style-asian="italic" style:font-weight-asian="normal" style:font-style-complex="italic" style:font-weight-complex="normal"/>
    </style:style>
    <style:style style:name="P13" style:family="paragraph" style:parent-style-name="Standard">
      <style:text-properties officeooo:rsid="001a83bd" officeooo:paragraph-rsid="001a83bd"/>
    </style:style>
    <style:style style:name="P14" style:family="paragraph" style:parent-style-name="Standard">
      <style:text-properties officeooo:rsid="001c46dc" officeooo:paragraph-rsid="001c46dc"/>
    </style:style>
    <style:style style:name="P15" style:family="paragraph" style:parent-style-name="Standard">
      <style:text-properties officeooo:rsid="001cbb7d" officeooo:paragraph-rsid="001cbb7d"/>
    </style:style>
    <style:style style:name="P16" style:family="paragraph" style:parent-style-name="Standard">
      <style:text-properties officeooo:rsid="001ea213" officeooo:paragraph-rsid="001ea213"/>
    </style:style>
    <style:style style:name="P17" style:family="paragraph" style:parent-style-name="Standard">
      <style:text-properties officeooo:rsid="001f1f79" officeooo:paragraph-rsid="001f1f79"/>
    </style:style>
    <style:style style:name="P18" style:family="paragraph" style:parent-style-name="Standard">
      <style:text-properties officeooo:rsid="0020d1fb" officeooo:paragraph-rsid="0020d1fb"/>
    </style:style>
    <style:style style:name="T1" style:family="text">
      <style:text-properties officeooo:rsid="00178484"/>
    </style:style>
    <style:style style:name="T2" style:family="text">
      <style:text-properties officeooo:rsid="0018cb85"/>
    </style:style>
    <style:style style:name="T3" style:family="text">
      <style:text-properties fo:font-style="italic" style:font-style-asian="italic" style:font-style-complex="italic"/>
    </style:style>
    <style:style style:name="T4" style:family="text">
      <style:text-properties officeooo:rsid="001cbb7d"/>
    </style:style>
    <style:style style:name="T5" style:family="text">
      <style:text-properties officeooo:rsid="001ea213"/>
    </style:style>
    <style:style style:name="T6" style:family="text">
      <style:text-properties officeooo:rsid="0022470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rchitecture &amp; Systèmes</text:p>
      <text:p text:style-name="P3">Compte rendu TP4</text:p>
      <text:p text:style-name="P1"/>
      <text:p text:style-name="P6">Exercice 1</text:p>
      <text:p text:style-name="P2"/>
      <text:p text:style-name="P10">./ex1 &lt;nom du fichier contenant les valeurs&gt;</text:p>
      <text:p text:style-name="P2"/>
      <text:p text:style-name="P2">Utilisation de mmap afin de projecter en mémoire le contenu du fichier, ainsi que de stat pour récuperer sa taille.</text:p>
      <text:p text:style-name="P2"/>
      <text:p text:style-name="P5"><text:span text:style-name="T1">La lecture des différentes valeurs se fait graçe à la fonction strtol(), qui prend en argument le texte à lire, le curseur de lecture (pointeur sur caractère), ainsi que la base des chiffres à lire. </text:span></text:p>
      <text:p text:style-name="P2">Au début, le pointeur <text:span text:style-name="T2">(ptr) </text:span>renvoyé par mmap pointe sur le premier caractère du texte. <text:span text:style-name="T2">Il est passé à strtol(),</text:span> <text:span text:style-name="T2">qui </text:span>renvoie le premier chiffre qu’il reconnaît. À chaque appel, <text:span text:style-name="T2">ptr prend </text:span>la valeur du curseur de lecture, qui pointe sur le caractère suivant le dernier caractère lu. Ainsi, en partant du principe que le fichier source est bien rédigé, on obtient une lecture simple naturelle du fichier.</text:p>
      <text:p text:style-name="P2"/>
      <text:p text:style-name="P7">Exercice 2.1</text:p>
      <text:p text:style-name="P13"/>
      <text:p text:style-name="P11">./write &lt;nom du fichier à écrire&gt;</text:p>
      <text:p text:style-name="P13"/>
      <text:p text:style-name="P13">Entrée au clavier et écriture d’entiers dans une chaine de caractère (buf). écriture finale de la chaîne dans le fichier à écrire grâce à la fonction fputs() qui dans mon cas est plus simple à utiliser que write.</text:p>
      <text:p text:style-name="P13">Utilisation de sprintf afin d’écrire l’entier dans une chaine, qui est ensuite concaténée avec le buffer grâce à la fonction strcat.</text:p>
      <text:p text:style-name="P13"/>
      <text:p text:style-name="P7">Exercice 2.2</text:p>
      <text:p text:style-name="P13"/>
      <text:p text:style-name="P13">.<text:span text:style-name="T3">/exe &lt;fichier source&gt; &lt;fichier destination&gt;</text:span></text:p>
      <text:p text:style-name="P13"/>
      <text:p text:style-name="P13">Lecture du fichier source de la même façon que pour l’exercice 1. </text:p>
      <text:p text:style-name="P15">Création d’une structure Product correspondant au premier produit matriciel à calculer.</text:p>
      <text:p text:style-name="P14">Les calculs des coefficient<text:span text:style-name="T4">s</text:span> se font simultanément : un thread par coefficient.</text:p>
      <text:p text:style-name="P15">Une fois une matrice calculée, elle est copiée de la même manière que l’exercice 2.1 dans le fichier de destination, puis les valeurs de la structure Product sont libérées afin de permettre le calcul suivant. </text:p>
      <text:p text:style-name="P15">On part du principe que le fichier source est bien rédigé ou créé grâce au programme précédent.</text:p>
      <text:p text:style-name="P15"/>
      <text:p text:style-name="P8">Exercice 2.3</text:p>
      <text:p text:style-name="P8"/>
      <text:p text:style-name="P12">./exe<text:span text:style-name="T5">1</text:span> &lt;fichier source&gt; &lt;fichier destination&gt;</text:p>
      <text:p text:style-name="P13"/>
      <text:p text:style-name="P16">Ajout à l’exercice d’avant la fonctionnalité de répartition des thread sur les différents coeurs en fonction du nombre de coeurs de la machine (affinités).</text:p>
      <text:p text:style-name="P16"/>
      <text:p text:style-name="P9">Remarque sur le temps d’execution entre les deux versions :</text:p>
      <text:p text:style-name="P17"/>
      <text:p text:style-name="P18">La seconde version est plus rapide <text:span text:style-name="T6">(voir temps donné à la fin de l’execution des programme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6T16:44:52.943873614</meta:creation-date>
    <dc:date>2020-02-16T17:44:59.524718441</dc:date>
    <meta:editing-duration>PT28M33S</meta:editing-duration>
    <meta:editing-cycles>6</meta:editing-cycles>
    <meta:generator>LibreOffice/6.3.4.2$Linux_X86_64 LibreOffice_project/30$Build-2</meta:generator>
    <meta:document-statistic meta:table-count="0" meta:image-count="0" meta:object-count="0" meta:page-count="1" meta:paragraph-count="23" meta:word-count="356" meta:character-count="2152" meta:non-whitespace-character-count="1816"/>
  </office:meta>
</office:document-meta>
</file>